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72706e"/>
    </style:style>
    <style:style style:name="P55" style:family="paragraph" style:parent-style-name="Standard">
      <style:text-properties officeooo:paragraph-rsid="0dbec325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3" style:family="paragraph" style:parent-style-name="Footnote">
      <style:text-properties officeooo:paragraph-rsid="0f140c00"/>
    </style:style>
    <style:style style:name="P64" style:family="paragraph" style:parent-style-name="Standard">
      <style:text-properties officeooo:paragraph-rsid="0f466349"/>
    </style:style>
    <style:style style:name="P65" style:family="paragraph" style:parent-style-name="Footnote">
      <style:text-properties officeooo:paragraph-rsid="0f12f362"/>
    </style:style>
    <style:style style:name="P66" style:family="paragraph" style:parent-style-name="Standard">
      <style:text-properties officeooo:paragraph-rsid="0f99f892"/>
    </style:style>
    <style:style style:name="P67" style:family="paragraph" style:parent-style-name="Standard">
      <style:text-properties officeooo:paragraph-rsid="0fb98046"/>
    </style:style>
    <style:style style:name="P68" style:family="paragraph" style:parent-style-name="Standard">
      <style:text-properties officeooo:paragraph-rsid="0fc931f5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fc3b2a9"/>
    </style:style>
    <style:style style:name="P73" style:family="paragraph" style:parent-style-name="Standard">
      <style:paragraph-properties fo:text-align="center" style:justify-single-word="false"/>
      <style:text-properties officeooo:paragraph-rsid="0fb98046"/>
    </style:style>
    <style:style style:name="P74" style:family="paragraph" style:parent-style-name="Standard">
      <style:paragraph-properties fo:text-align="center" style:justify-single-word="false"/>
      <style:text-properties officeooo:paragraph-rsid="0e03342d"/>
    </style:style>
    <style:style style:name="P75" style:family="paragraph" style:parent-style-name="Standard">
      <style:paragraph-properties fo:text-align="center" style:justify-single-word="false"/>
      <style:text-properties officeooo:paragraph-rsid="0d8c21b9"/>
    </style:style>
    <style:style style:name="P76" style:family="paragraph" style:parent-style-name="Standard">
      <style:paragraph-properties fo:text-align="center" style:justify-single-word="false"/>
      <style:text-properties officeooo:paragraph-rsid="0fd58c4e"/>
    </style:style>
    <style:style style:name="P77" style:family="paragraph" style:parent-style-name="Standard">
      <style:paragraph-properties fo:text-align="center" style:justify-single-word="false"/>
      <style:text-properties officeooo:paragraph-rsid="0e0bda5c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1431c5"/>
    </style:style>
    <style:style style:name="P82" style:family="paragraph" style:parent-style-name="Standard">
      <style:paragraph-properties fo:text-align="center" style:justify-single-word="false"/>
      <style:text-properties officeooo:paragraph-rsid="10178c94"/>
    </style:style>
    <style:style style:name="P83" style:family="paragraph" style:parent-style-name="Standard">
      <style:paragraph-properties fo:text-align="center" style:justify-single-word="false"/>
      <style:text-properties officeooo:paragraph-rsid="102c73f3"/>
    </style:style>
    <style:style style:name="P84" style:family="paragraph" style:parent-style-name="Standard">
      <style:text-properties officeooo:paragraph-rsid="0fcd2b2a"/>
    </style:style>
    <style:style style:name="P85" style:family="paragraph" style:parent-style-name="Standard">
      <style:text-properties officeooo:paragraph-rsid="0fad1a3f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0e2a40f4"/>
    </style:style>
    <style:style style:name="P88" style:family="paragraph" style:parent-style-name="Standard">
      <style:text-properties officeooo:paragraph-rsid="0ff5414a"/>
    </style:style>
    <style:style style:name="P89" style:family="paragraph" style:parent-style-name="Standard">
      <style:text-properties officeooo:paragraph-rsid="0ff55d50"/>
    </style:style>
    <style:style style:name="P90" style:family="paragraph" style:parent-style-name="Standard">
      <style:text-properties officeooo:paragraph-rsid="100a8329"/>
    </style:style>
    <style:style style:name="P91" style:family="paragraph" style:parent-style-name="Standard">
      <style:text-properties officeooo:paragraph-rsid="101b90cf"/>
    </style:style>
    <style:style style:name="P92" style:family="paragraph" style:parent-style-name="Standard">
      <style:text-properties officeooo:paragraph-rsid="1020f7f1"/>
    </style:style>
    <style:style style:name="P93" style:family="paragraph" style:parent-style-name="Standard">
      <style:text-properties officeooo:rsid="0fde3dbd" officeooo:paragraph-rsid="102ebb87"/>
    </style:style>
    <style:style style:name="P94" style:family="paragraph" style:parent-style-name="Standard">
      <style:text-properties officeooo:paragraph-rsid="0f0649dd"/>
    </style:style>
    <style:style style:name="P95" style:family="paragraph" style:parent-style-name="Footnote">
      <style:text-properties officeooo:paragraph-rsid="104cbf60"/>
    </style:style>
    <style:style style:name="P96" style:family="paragraph" style:parent-style-name="Footnote">
      <style:text-properties officeooo:paragraph-rsid="104dd9dc"/>
    </style:style>
    <style:style style:name="P97" style:family="paragraph" style:parent-style-name="Footnote">
      <style:text-properties officeooo:paragraph-rsid="105c5e96"/>
    </style:style>
    <style:style style:name="P98" style:family="paragraph" style:parent-style-name="Standard">
      <style:text-properties officeooo:paragraph-rsid="105e3c68"/>
    </style:style>
    <style:style style:name="P99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1" fo:font-size="12pt" style:font-size-asian="12pt" style:font-size-complex="12pt"/>
    </style:style>
    <style:style style:name="T23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5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6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8" style:family="text">
      <style:text-properties style:use-window-font-color="true" loext:opacity="0%" style:font-name="Liberation Sans1" officeooo:rsid="047da547"/>
    </style:style>
    <style:style style:name="T259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0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style:font-size-asian="12pt" style:font-size-complex="12pt"/>
    </style:style>
    <style:style style:name="T292" style:family="text">
      <style:text-properties style:use-window-font-color="true" loext:opacity="0%" style:font-name="Liberation Sans1" officeooo:rsid="0efd8e5c"/>
    </style:style>
    <style:style style:name="T293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officeooo:rsid="04473353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officeooo:rsid="0aace3cd"/>
    </style:style>
    <style:style style:name="T298" style:family="text">
      <style:text-properties fo:font-size="10pt" officeooo:rsid="04473353" style:font-size-asian="10pt" style:font-size-complex="10pt"/>
    </style:style>
    <style:style style:name="T29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9" style:family="text">
      <style:text-properties officeooo:rsid="0f0ca65a"/>
    </style:style>
    <style:style style:name="T310" style:family="text">
      <style:text-properties style:font-name="Liberation Mono" fo:font-size="11pt" officeooo:rsid="10048e31" style:font-size-asian="11pt" style:font-size-complex="11pt"/>
    </style:style>
    <style:style style:name="T311" style:family="text">
      <style:text-properties fo:font-weight="normal" style:font-weight-asian="normal" style:font-weight-complex="normal"/>
    </style:style>
    <style:style style:name="T312" style:family="text">
      <style:text-properties officeooo:rsid="0f95a7a0"/>
    </style:style>
    <style:style style:name="T313" style:family="text">
      <style:text-properties officeooo:rsid="0f8f58bd"/>
    </style:style>
    <style:style style:name="T314" style:family="text">
      <style:text-properties style:font-name="Ubuntu1" fo:font-size="10pt" officeooo:rsid="04473353" style:font-size-asian="10pt" style:font-size-complex="10pt"/>
    </style:style>
    <style:style style:name="T315" style:family="text">
      <style:text-properties officeooo:rsid="101b90cf"/>
    </style:style>
    <style:style style:name="T316" style:family="text">
      <style:text-properties officeooo:rsid="101e15d6"/>
    </style:style>
    <style:style style:name="T317" style:family="text">
      <style:text-properties officeooo:rsid="10048e31"/>
    </style:style>
    <style:style style:name="T318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9"><text:span text:style-name="T197">C</text:span><text:span text:style-name="T196">hecklist voor </text:span><text:span text:style-name="T198">de installatie</text:span><text:span text:style-name="T196"> van </text:span><text:span text:style-name="T196"><text:user-field-get text:name="Distro">Debian</text:user-field-get></text:span><text:span text:style-name="T199"><text:s/></text:span><text:span text:style-name="T199"><text:user-field-get text:name="Version">12</text:user-field-get></text:span><text:span text:style-name="T199"><text:s/></text:span><text:span text:style-name="T203">LTS</text:span><text:span text:style-name="T200"><text:note text:id="ftn1" text:note-class="footnote"><text:note-citation>1</text:note-citation><text:note-body><text:p text:style-name="P28"><text:span text:style-name="T237">LTS</text:span><text:span text:style-name="T243"> </text:span><text:span text:style-name="T244">staat voor</text:span><text:span text:style-name="T245"> </text:span><text:span text:style-name="T237">Long-Term Support, langetermijnondersteuning, </text:span><text:span text:style-name="T246">en </text:span><text:span text:style-name="T248">d</text:span><text:span text:style-name="T246">eze </text:span><text:span text:style-name="T252"><text:user-field-get text:name="Distro">Debian</text:user-field-get></text:span><text:span text:style-name="T253"><text:s/></text:span><text:span text:style-name="T253"><text:user-field-get text:name="Version">12</text:user-field-get></text:span><text:span text:style-name="T253"><text:s/></text:span><text:span text:style-name="T255">LTS</text:span><text:span text:style-name="Strong_20_Emphasis"><text:span text:style-name="T232"> </text:span></text:span><text:span text:style-name="T254"><text:user-field-get text:name="Edition">Desktop</text:user-field-get></text:span><text:span text:style-name="T256"><text:s/></text:span><text:span text:style-name="T249">(codenaam </text:span><text:span text:style-name="T251">bookworm</text:span><text:span text:style-name="T249">) </text:span><text:span text:style-name="T244">van</text:span><text:span text:style-name="T247"> </text:span><text:span text:style-name="T251">juni</text:span><text:span text:style-name="T240"> </text:span><text:span text:style-name="Strong_20_Emphasis"><text:span text:style-name="T152"><text:user-field-get text:name="Releaseyear">2023</text:user-field-get></text:span></text:span><text:span text:style-name="T240"><text:s/></text:span><text:span text:style-name="T237">wordt </text:span><text:span text:style-name="T241">vijf</text:span><text:span text:style-name="T237"> jaar onder</text:span><text:span text:style-name="T250">steund</text:span><text:span text:style-name="T242"> </text:span><text:span text:style-name="T237">tot </text:span><text:span text:style-name="T251">juni</text:span><text:span text:style-name="T238"> </text:span><text:span text:style-name="T237">202</text:span><text:span text:style-name="T251">8</text:span><text:span text:style-name="T239">.</text:span></text:p></text:note-body></text:note></text:span><text:span text:style-name="T201"> </text:span><text:span text:style-name="T201"><text:user-field-get text:name="Edition">Desktop</text:user-field-get></text:span><text:span text:style-name="T202">.</text:span></text:p>
      <text:p text:style-name="P41"/>
      <text:p text:style-name="P40"><text:span text:style-name="T16">Vul </text:span><text:span text:style-name="T17">achter</text:span><text:span text:style-name="T13"> de </text:span><text:span text:style-name="Definition"><text:span text:style-name="T309">ONDERSTREEPTE</text:span></text:span><text:span text:style-name="T1"> </text:span><text:span text:style-name="T14">woorden</text:span><text:span text:style-name="T13"> het</text:span><text:span text:style-name="Strong_20_Emphasis"><text:span text:style-name="T307"> </text:span></text:span><text:span text:style-name="Strong_20_Emphasis"><text:span text:style-name="T308">tekstvak</text:span></text:span><text:span text:style-name="T14"> </text:span><text:span text:style-name="T16">in,</text:span><text:span text:style-name="T14"> </text:span><text:span text:style-name="T258">zie </text:span><text:span text:style-name="T292">[</text:span><text:span text:style-name="T258">toelichting</text:span><text:span text:style-name="T292">]</text:span><text:span text:style-name="T14">:</text:span></text:p>
      <text:p text:style-name="P32"><text:span text:style-name="Definition"><text:span text:style-name="T19">GEBRUIKER</text:span></text:span><text:span text:style-name="T266"><text:tab/><text:tab/></text:span><text:span text:style-name="T291"> <text:tab/><text:tab/></text:span><text:span text:style-name="T267"><draw:control text:anchor-type="as-char" svg:y="-0.4cm" draw:z-index="21" draw:name="Gebruiker 1" draw:style-name="gr1" draw:text-style-name="P104" svg:width="6.4cm" svg:height="0.6cm" draw:control="control22"><svg:title>Gebruiker</svg:title><svg:desc>Volledige naam, bijv. Jan Stek</svg:desc></draw:control></text:span><text:span text:style-name="T267"><text:tab/> <text:s text:c="2"/></text:span><text:span text:style-name="T268">[</text:span><text:span text:style-name="T269">V</text:span><text:span text:style-name="T261">olledige naam, bijv. </text:span><text:span text:style-name="T263">J</text:span><text:span text:style-name="T288">a</text:span><text:span text:style-name="T263">n </text:span><text:span text:style-name="T288">Jansen</text:span><text:span text:style-name="T289">]</text:span></text:p>
      <text:p text:style-name="P98"><text:span text:style-name="Definition"><text:span text:style-name="T260">g</text:span></text:span><text:span text:style-name="Definition">ebruikersnaam</text:span><text:span text:style-name="Definition"><text:span text:style-name="T318"><text:tab/></text:span></text:span><text:span text:style-name="T259"><draw:control text:anchor-type="as-char" svg:y="-0.4cm" draw:z-index="22" draw:name="Gberuikersnaam 2" draw:style-name="gr1" draw:text-style-name="P104" svg:width="6.4cm" svg:height="0.6cm" draw:control="control23"><svg:title>Gebruikersnaam</svg:title><svg:desc>Korte naam, bijv. jan</svg:desc></draw:control></text:span><text:span text:style-name="T259"><text:tab/> <text:s text:c="2"/></text:span><text:span text:style-name="T6">[</text:span><text:span text:style-name="T7">K</text:span><text:span text:style-name="T5">orte naam, bijv. </text:span><text:span text:style-name="T222">j</text:span><text:span text:style-name="T223">a</text:span><text:span text:style-name="T222">n</text:span><text:span text:style-name="T224">]</text:span></text:p>
      <text:p text:style-name="P32"><text:span text:style-name="Definition">COMPUTERNAAM</text:span><text:span text:style-name="T290"><text:tab/><text:tab/></text:span><draw:control text:anchor-type="as-char" svg:y="-0.4cm" draw:z-index="23" draw:name="Computernaam 1" draw:style-name="gr1" draw:text-style-name="P104" svg:width="6.4cm" svg:height="0.6cm" draw:control="control24"><svg:title>Computernaam</svg:title><svg:desc>Unieke naam van de computer</svg:desc></draw:control><text:tab/> <text:s text:c="2"/><text:span text:style-name="T271">[</text:span><text:span text:style-name="T272">N</text:span><text:span text:style-name="T273">aam van de compute</text:span><text:span text:style-name="T274">r, </text:span><text:span text:style-name="T275">bijv. </text:span><text:span text:style-name="T276">pc02</text:span><text:span text:style-name="T271">]</text:span></text:p>
      <text:p text:style-name="P32"><text:span text:style-name="Definition"><text:span text:style-name="T277">GEBRUIKER</text:span></text:span><text:span text:style-name="Definition"><text:span text:style-name="T287"><text:tab/></text:span></text:span><text:span text:style-name="T270"><text:tab/></text:span><text:span text:style-name="T291"> <text:tab/><text:tab/></text:span><text:span text:style-name="T267"><draw:control text:anchor-type="as-char" svg:y="-0.4cm" draw:z-index="24" draw:name="Gebruiker 2" draw:style-name="gr1" draw:text-style-name="P105" svg:width="6.4cm" svg:height="0.6cm" draw:control="control25"><svg:title>Gebruiker</svg:title><svg:desc>Volledige naam, bijv. Jan Stek</svg:desc></draw:control></text:span><text:span text:style-name="T267"><text:tab/> <text:s text:c="2"/></text:span><text:span text:style-name="T268">[</text:span><text:span text:style-name="T269">V</text:span><text:span text:style-name="T261">olledige naam </text:span><text:span text:style-name="T264">evt. 2</text:span><text:span text:style-name="T293">e</text:span><text:span text:style-name="T262"> gebruiker</text:span><text:span text:style-name="T265">]</text:span></text:p>
      <text:p text:style-name="P98"><text:span text:style-name="Definition"><text:span text:style-name="T277">GEBRUIKERSN</text:span></text:span><text:span text:style-name="Definition"><text:span text:style-name="T278">aa</text:span></text:span><text:span text:style-name="Definition"><text:span text:style-name="T277">M</text:span></text:span><text:span text:style-name="Definition"><text:span text:style-name="T287"><text:tab/></text:span></text:span><text:span text:style-name="T259"><draw:control text:anchor-type="as-char" svg:y="-0.4cm" draw:z-index="25" draw:name="Gberuikersnaam 1" draw:style-name="gr1" draw:text-style-name="P104" svg:width="6.4cm" svg:height="0.6cm" draw:control="control26"><svg:title>Gebruikersnaam</svg:title><svg:desc>Korte naam, bijv. jan</svg:desc></draw:control></text:span><text:span text:style-name="T259"><text:tab/> <text:s text:c="2"/></text:span><text:span text:style-name="T280">[</text:span><text:span text:style-name="T281">K</text:span><text:span text:style-name="T279">orte naam</text:span><text:span text:style-name="T282"> </text:span><text:span text:style-name="T283">e</text:span><text:span text:style-name="T284">vt. 2</text:span><text:span text:style-name="T294">e</text:span><text:span text:style-name="T284"> </text:span><text:span text:style-name="T285">gebruiker</text:span><text:span text:style-name="T286">]</text:span></text:p>
      <text:p text:style-name="P32"><text:span text:style-name="T207">Vervang </text:span><text:span text:style-name="T212">de</text:span><text:span text:style-name="T207"> </text:span><text:span text:style-name="Definition"><text:span text:style-name="T20">ONDERSTREEPTE</text:span></text:span><text:span text:style-name="T207"> </text:span><text:span text:style-name="T208">woorden </text:span><text:span text:style-name="T207">in deze checklist door </text:span><text:span text:style-name="T212">d</text:span><text:span text:style-name="T214">i</text:span><text:span text:style-name="T212">e </text:span><text:span text:style-name="T213">in </text:span><text:span text:style-name="T214">het</text:span><text:span text:style-name="Strong_20_Emphasis"><text:span text:style-name="T53"> </text:span></text:span><text:span text:style-name="Strong_20_Emphasis"><text:span text:style-name="T89">tekstvak</text:span></text:span><text:span text:style-name="T207">.</text:span></text:p>
      <text:p text:style-name="P34"/>
      <text:p text:style-name="P34"/>
      <text:p text:style-name="P30"><text:span text:style-name="T219">Nog niet op Linux?</text:span><text:span text:style-name="T209"><text:tab/></text:span><text:span text:style-name="T215"><text:tab/></text:span><text:span text:style-name="T216">G</text:span><text:span text:style-name="T206">ebruik </text:span><text:span text:style-name="Strong_20_Emphasis"><text:span text:style-name="T220">Checklist </text:span></text:span><text:span text:style-name="Strong_20_Emphasis"><text:span text:style-name="T221">overzetten</text:span></text:span><text:span text:style-name="T20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10"> onder </text:span><text:span text:style-name="T218">Linux</text:span><text:span text:style-name="T211">.</text:span></text:p>
      <text:p text:style-name="P24"><text:span text:style-name="T194">Nieuwe installatie?</text:span><text:span text:style-name="T189"><text:tab/></text:span><text:span text:style-name="T191"></text:span><text:span text:style-name="T193"><text:tab/></text:span><text:span text:style-name="T192">B</text:span><text:span text:style-name="T189">egin bij hoofdstuk </text:span><text:span text:style-name="T194"><text:bookmark-ref text:reference-format="page" text:ref-name="__RefNumPara__4009_1271708128">2</text:bookmark-ref></text:span><text:span text:style-name="T194"><text:s text:c="2"/></text:span><text:span text:style-name="T195"><text:bookmark-ref text:reference-format="text" text:ref-name="__RefNumPara__4009_1271708128">Installatie uitvoeren</text:bookmark-ref></text:span><text:span text:style-name="T190">.</text:span></text:p>
      <text:p text:style-name="P31"><text:span text:style-name="Strong_20_Emphasis"><text:span text:style-name="T217"/></text:span></text:p>
      <text:p text:style-name="P31"><text:span text:style-name="Strong_20_Emphasis"><text:span text:style-name="T217"/></text:span></text:p>
      <text:list xml:id="list1878202767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0" draw:name="Vorm3" draw:style-name="gr2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2" draw:name="Vorm 2" draw:style-name="gr2" draw:text-style-name="P10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5"><text:span text:style-name="T175">E</text:span><text:span text:style-name="T176">v</text:span><text:span text:style-name="T177">en</text:span><text:span text:style-name="T179">t</text:span><text:span text:style-name="T180">uele </text:span><text:span text:style-name="T181">extra </text:span><text:span text:style-name="Definition"><text:span text:style-name="T299">gebruiker</text:span></text:span><text:span text:style-name="T181">s aanmelden </text:span><text:span text:style-name="T182">en dezelfde stappen uitvoeren</text:span><text:span text:style-name="T178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6" draw:name="Vorm4" draw:style-name="gr2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85"/></text:span></text:p>
          </table:table-cell>
          <table:table-cell table:style-name="_31_._5f_Installatie_5f_voorbereiden.D3" office:value-type="string">
            <text:p text:style-name="P94"><text:span text:style-name="Strong_20_Emphasis"><text:span text:style-name="T49">Installeer </text:span></text:span><text:span text:style-name="Strong_20_Emphasis"><text:span text:style-name="T87">Debian-</text:span></text:span><text:span text:style-name="Strong_20_Emphasis"><text:span text:style-name="T77">pakket kz</text:span></text:span><text:span text:style-name="Strong_20_Emphasis"><text:span text:style-name="T77"><text:note text:id="ftn3" text:note-class="footnote"><text:note-citation>3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4" office:value-type="string">
            <text:p text:style-name="P89"><text:span text:style-name="Strong_20_Emphasis"><text:span text:style-name="T84">T</text:span></text:span><text:span text:style-name="Strong_20_Emphasis"><text:span text:style-name="T54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5"> </text:span></text:span><text:span text:style-name="Strong_20_Emphasis"><text:span text:style-name="T84">(</text:span></text:span><text:span text:style-name="Strong_20_Emphasis"><text:span text:style-name="T85">d</text:span></text:span><text:span text:style-name="Strong_20_Emphasis"><text:span text:style-name="T53">ruk op de </text:span></text:span><text:span text:style-name="Strong_20_Emphasis"><text:span text:style-name="T186">Super</text:span></text:span><text:span text:style-name="Strong_20_Emphasis"><text:span text:style-name="T53">-toets</text:span></text:span><text:span text:style-name="Strong_20_Emphasis"><text:span text:style-name="T53"><text:note text:id="ftn4" text:note-class="footnote"><text:note-citation>4</text:note-citation><text:note-body><text:p text:style-name="P26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2"> </text:span></text:span><text:span text:style-name="Strong_20_Emphasis"><text:span text:style-name="T84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3">Terminalvenster</text:span></text:span><text:span text:style-name="Strong_20_Emphasis"><text:span text:style-name="T58">.</text:span></text:span><text:span text:style-name="Strong_20_Emphasis"><text:span text:style-name="T55"> 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55"><text:span text:style-name="T4">Typ</text:span><text:span text:style-name="Strong_20_Emphasis"><text:span text:style-name="T55"> de</text:span></text:span><text:span text:style-name="Strong_20_Emphasis"><text:span text:style-name="T59">z</text:span></text:span><text:span text:style-name="Strong_20_Emphasis"><text:span text:style-name="T55">e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7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8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8" office:value-type="string">
            <text:p text:style-name="P68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" draw:name="Vorm6" draw:style-name="gr2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3" draw:name="Vorm 6" draw:style-name="gr2" draw:text-style-name="P106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3"><text:span text:style-name="Strong_20_Emphasis"><text:span text:style-name="T52">Bereid de installatie voor</text:span></text:span><text:span text:style-name="Strong_20_Emphasis"><text:span text:style-name="T51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2" office:value-type="string">
            <text:p text:style-name="P89"><text:span text:style-name="Strong_20_Emphasis"><text:span text:style-name="T54">T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3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 </text:span></text:span><text:span text:style-name="Strong_20_Emphasis"><text:span text:style-name="T83">als nodig) </text:span></text:span><text:span text:style-name="Strong_20_Emphasis"><text:span text:style-name="T64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</text:span></text:span><text:span text:style-name="Strong_20_Emphasis"><text:span text:style-name="T93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3" office:value-type="string">
            <text:p text:style-name="P67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20">1</text:span></text:span><text:span text:style-name="Strong_20_Emphasis"><text:span text:style-name="T121"> <text:s/></text:span></text:span><text:span text:style-name="Strong_20_Emphasis"><text:span text:style-name="T122">In</text:span></text:span><text:span text:style-name="Strong_20_Emphasis"><text:span text:style-name="T117">stallatie voorbereiden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4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38"/>
      <text:list xml:id="list91104581123887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2"><draw:control text:anchor-type="as-char" draw:z-index="2" draw:name="Vorm9" draw:style-name="gr2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33">Start de computer op vanaf</text:span><text:span text:style-name="T233"><text:note text:id="ftn5" text:note-class="footnote"><text:note-citation>1</text:note-citation><text:note-body><text:p text:style-name="P97"><text:span text:style-name="T169">B</text:span><text:span text:style-name="T168">ootmenu/</text:span><text:span text:style-name="T169">S</text:span><text:span text:style-name="T168">etup</text:span><text:span text:style-name="T166"> via </text:span><text:span text:style-name="T164">é</text:span><text:span text:style-name="T165">é</text:span><text:span text:style-name="T169">n van de </text:span><text:span text:style-name="Definition"><text:span text:style-name="T167">Veelgebruikte toetsen: </text:span></text:span><text:span text:style-name="Definition"><text:span text:style-name="T170"><text:s/></text:span></text:span><text:span text:style-name="User_20_Entry"><text:span text:style-name="T188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8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8">F12</text:span></text:span><text:span text:style-name="User_20_Entry"><text:span text:style-name="T174">.</text:span></text:span></text:p></text:note-body></text:note></text:span><text:span text:style-name="T233"> </text:span><text:span text:style-name="T234">een </text:span><text:span text:style-name="T228"><text:user-field-get text:name="Distro">Debian</text:user-field-get></text:span><text:span text:style-name="T229"><text:s/></text:span><text:span text:style-name="T229"><text:user-field-get text:name="Version">12</text:user-field-get></text:span><text:span text:style-name="T229"><text:s/></text:span><text:span text:style-name="T231">LTS</text:span><text:span text:style-name="Strong_20_Emphasis"><text:span text:style-name="T226"> </text:span></text:span><text:span text:style-name="Strong_20_Emphasis"><text:span text:style-name="T230"><text:user-field-get text:name="Edition">Desktop</text:user-field-get></text:span></text:span><text:span text:style-name="Strong_20_Emphasis"><text:span text:style-name="T230"><text:s/></text:span></text:span><text:span text:style-name="T235">Live</text:span><text:span text:style-name="T134"><text:note text:id="ftn6" text:note-class="footnote"><text:note-citation>2</text:note-citation><text:note-body><text:p text:style-name="P29"><text:span text:style-name="T295">Vanaf een </text:span><text:span text:style-name="T312">L</text:span><text:span text:style-name="T295">ive </text:span><text:span text:style-name="T313">USB</text:span><text:span text:style-name="T297">-stick</text:span><text:span text:style-name="T314"> </text:span><text:span text:style-name="T295">kunt u opstarten en </text:span><text:span text:style-name="T298">met </text:span><text:span text:style-name="Strong_20_Emphasis"><text:span text:style-name="T236"><text:user-field-get text:name="Distro">Debian</text:user-field-get></text:span></text:span><text:span text:style-name="Strong_20_Emphasis"><text:span text:style-name="T236"><text:s/></text:span></text:span><text:span text:style-name="T295">werken zonder enige bestanden op de harde schijf te wijzigen en maakt ook installatie van </text:span><text:span text:style-name="Strong_20_Emphasis"><text:span text:style-name="T236"><text:user-field-get text:name="Distro">Debian</text:user-field-get></text:span></text:span><text:span text:style-name="Strong_20_Emphasis"><text:span text:style-name="T236"><text:s/></text:span></text:span><text:span text:style-name="T295">mogelijk.</text:span></text:p></text:note-body></text:note></text:span><text:span text:style-name="T133"> </text:span><text:span text:style-name="T137">USB</text:span><text:span text:style-name="T135">-stick</text:span><text:span text:style-name="T135"><text:note text:id="ftn7" text:note-class="footnote"><text:note-citation>3</text:note-citation><text:note-body><text:p text:style-name="P96"><text:span text:style-name="Strong_20_Emphasis"><text:span text:style-name="T153">Maak een opstartbare USB-stick</text:span></text:span><text:span text:style-name="Strong_20_Emphasis"><text:span text:style-name="T149">:<text:line-break/></text:span></text:span><text:span text:style-name="T15">D</text:span><text:span text:style-name="Strong_20_Emphasis"><text:span text:style-name="T140">ow</text:span></text:span><text:span text:style-name="Strong_20_Emphasis"><text:span text:style-name="T141">nload </text:span></text:span><text:span text:style-name="Strong_20_Emphasis"><text:span text:style-name="T138">e</text:span></text:span><text:span text:style-name="Strong_20_Emphasis"><text:span text:style-name="T142">e</text:span></text:span><text:span text:style-name="Strong_20_Emphasis"><text:span text:style-name="T143">n</text:span></text:span><text:span text:style-name="Strong_20_Emphasis"><text:span text:style-name="T163"> </text:span></text:span><text:span text:style-name="Strong_20_Emphasis"><text:span text:style-name="T184">CD</text:span></text:span><text:span text:style-name="Strong_20_Emphasis"><text:span text:style-name="T183">-beeldbestand</text:span></text:span><text:span text:style-name="Strong_20_Emphasis"><text:span text:style-name="T141"> </text:span></text:span><text:span text:style-name="Strong_20_Emphasis"><text:span text:style-name="T147">(.iso) </text:span></text:span><text:span text:style-name="Strong_20_Emphasis"><text:span text:style-name="T144">v</text:span></text:span><text:span text:style-name="Strong_20_Emphasis"><text:span text:style-name="T145">anaf</text:span></text:span><text:span text:style-name="Strong_20_Emphasis"><text:span text:style-name="T146"> </text:span></text:span><text:a xlink:type="simple" xlink:href="https://www.debian.org/" text:style-name="Internet_20_link" text:visited-style-name="Visited_20_Internet_20_Link"><text:span text:style-name="Strong_20_Emphasis"><text:span text:style-name="T300">debian.org</text:span></text:span></text:a><text:span text:style-name="Strong_20_Emphasis"><text:span text:style-name="T146">, </text:span></text:span><text:span text:style-name="Strong_20_Emphasis"><text:span text:style-name="T148">klik </text:span></text:span><text:span text:style-name="Strong_20_Emphasis"><text:span text:style-name="T151">op </text:span></text:span><text:span text:style-name="Strong_20_Emphasis"><text:span text:style-name="T155">Other downloads</text:span></text:span><text:span text:style-name="Strong_20_Emphasis"><text:span text:style-name="T151"> (onder Downloads) en vervolgens op </text:span></text:span><text:span text:style-name="Strong_20_Emphasis"><text:span text:style-name="T155">Live Gnome</text:span></text:span><text:span text:style-name="Strong_20_Emphasis"><text:span text:style-name="T151"> (onder Try </text:span></text:span><text:span text:style-name="Strong_20_Emphasis"><text:span text:style-name="T151"><text:user-field-get text:name="Distro">Debian</text:user-field-get></text:span></text:span><text:span text:style-name="Strong_20_Emphasis"><text:span text:style-name="T151"><text:s/>Live before installing).</text:span></text:span></text:p><text:p text:style-name="P95"><text:span text:style-name="Strong_20_Emphasis"><text:span text:style-name="T150"><text:tab/>De volgende stappen staan beschreven in </text:span></text:span><text:span text:style-name="Strong_20_Emphasis"><text:span text:style-name="T154">Linux informatie</text:span></text:span><text:span text:style-name="Strong_20_Emphasis"><text:span text:style-name="T150">, te vinden op </text:span></text:span><text:a xlink:type="simple" xlink:href="https://karelzimmer.nl/" text:style-name="Internet_20_link" text:visited-style-name="Visited_20_Internet_20_Link"><text:span text:style-name="Strong_20_Emphasis"><text:span text:style-name="T301">karelzimmer.nl</text:span></text:span></text:a><text:span text:style-name="Strong_20_Emphasis"><text:span text:style-name="T150">, onder </text:span></text:span><text:span text:style-name="Strong_20_Emphasis"><text:span text:style-name="T154">Linux</text:span></text:span><text:span text:style-name="Strong_20_Emphasis"><text:span text:style-name="T150">.</text:span></text:span></text:p></text:note-body></text:note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47"><text:span text:style-name="Strong_20_Emphasis"><text:span text:style-name="T86">Selecteer</text:span></text:span><text:span text:style-name="Strong_20_Emphasis"><text:span text:style-name="T98">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9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81"><text:span text:style-name="Strong_20_Emphasis"><text:span text:style-name="T92"><draw:control text:anchor-type="as-char" draw:z-index="18" draw:name="Vorm13_ 2" draw:style-name="gr2" draw:text-style-name="P106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5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2"><draw:control text:anchor-type="as-char" draw:z-index="8" draw:name="Vorm13_1" draw:style-name="gr2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7"><text:span text:style-name="Strong_20_Emphasis"><text:span text:style-name="T40">Start de installatie</text:span></text:span><text:span text:style-name="Strong_20_Emphasis"><text:span text:style-name="T99"> </text:span></text:span><text:span text:style-name="Strong_20_Emphasis"><text:span text:style-name="T51">via </text:span></text:span><text:span text:style-name="Strong_20_Emphasis"><text:span text:style-name="T52">een </text:span></text:span><text:span text:style-name="Strong_20_Emphasis"><text:span text:style-name="T66">klik op </text:span></text:span><text:span text:style-name="Strong_20_Emphasis"><text:span text:style-name="T106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7">Install Debi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7" office:value-type="string">
            <text:p text:style-name="P93"><text:span text:style-name="T317">Typ '</text:span><text:span text:style-name="T310">live</text:span><text:span text:style-name="T31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8" office:value-type="string">
            <text:p text:style-name="P87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9" office:value-type="string">
            <text:p text:style-name="P44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0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2"><draw:control text:anchor-type="as-char" draw:z-index="11" draw:name="Vorm13_ 1" draw:style-name="gr2" draw:text-style-name="P106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6"><text:span text:style-name="Strong_20_Emphasis"><text:span text:style-name="T40">Bij </text:span></text:span><text:span text:style-name="Strong_20_Emphasis"><text:span text:style-name="T113">Welcome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91"><text:span text:style-name="Strong_20_Emphasis"><text:span text:style-name="T47">K</text:span></text:span><text:span text:style-name="Strong_20_Emphasis"><text:span text:style-name="T40">ies </text:span></text:span><text:span text:style-name="Strong_20_Emphasis"><text:span text:style-name="T113">Nederlands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92"><draw:control text:anchor-type="as-char" draw:z-index="19" draw:name="Vorm13_ 3" draw:style-name="gr2" draw:text-style-name="P106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0">Bij <text:span text:style-name="T296">Locatie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><text:span text:style-name="T315">B</text:span>ij <text:span text:style-name="T296">Regio</text:span> <text:span text:style-name="T315">kies</text:span> <text:span text:style-name="T296">Europa</text:span>.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92"><draw:control text:anchor-type="as-char" draw:z-index="20" draw:name="Vorm13_ 4" draw:style-name="gr2" draw:text-style-name="P106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0">Bij <text:span text:style-name="T296">Toetsenbord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7" office:value-type="string">
            <text:p text:style-name="P22"><text:span text:style-name="T316">K</text:span>ies <text:span text:style-name="T29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2"><draw:control text:anchor-type="as-char" draw:z-index="3" draw:name="Vorm13" draw:style-name="gr2" draw:text-style-name="P106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5"><text:span text:style-name="Strong_20_Emphasis"><text:span text:style-name="T95">Bij </text:span></text:span><text:span text:style-name="Strong_20_Emphasis"><text:span text:style-name="T110">Gebruikers</text:span></text:span><text:span text:style-name="Strong_20_Emphasis"><text:span text:style-name="T95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1" office:value-type="string">
            <text:p text:style-name="P84"><text:span text:style-name="Strong_20_Emphasis"><text:span text:style-name="T97">V</text:span></text:span><text:span text:style-name="Strong_20_Emphasis"><text:span text:style-name="T95">ul in </text:span></text:span><text:span text:style-name="Strong_20_Emphasis"><text:span text:style-name="T114">Wat is je naam?</text:span></text:span><text:span text:style-name="Strong_20_Emphasis"><text:span text:style-name="T42"> </text:span></text:span><text:span text:style-name="Definition"><text:span text:style-name="T9">gebruiker</text:span></text:span><text:span text:style-name="Strong_20_Emphasis"><text:span text:style-name="T90">,</text:span></text:span><text:span text:style-name="Strong_20_Emphasis"><text:span text:style-name="T91"><text:line-break/></text:span></text:span><text:span text:style-name="Strong_20_Emphasis"><text:span text:style-name="T114">Welke naam wil je gebruiken om in te loggen?</text:span></text:span><text:span text:style-name="Strong_20_Emphasis"><text:span text:style-name="T4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0">,<text:line-break/></text:span></text:span><text:span text:style-name="Strong_20_Emphasis"><text:span text:style-name="T115">Wat is de </text:span></text:span><text:span text:style-name="Strong_20_Emphasis"><text:span text:style-name="T114">naam van deze </text:span></text:span><text:span text:style-name="Strong_20_Emphasis"><text:span text:style-name="T115">computer</text:span></text:span><text:span text:style-name="Strong_20_Emphasis"><text:span text:style-name="T44"> </text:span></text:span><text:span text:style-name="Definition"><text:span text:style-name="T9">computernaam</text:span></text:span><text:span text:style-name="Strong_20_Emphasis"><text:span text:style-name="T42">, </text:span></text:span><text:span text:style-name="Strong_20_Emphasis"><text:span text:style-name="T48">en</text:span></text:span></text:p>
            <text:p text:style-name="P84"><text:span text:style-name="Strong_20_Emphasis"><text:span text:style-name="T43">v</text:span></text:span><text:span text:style-name="Strong_20_Emphasis"><text:span text:style-name="T42">ul </text:span></text:span><text:span text:style-name="Strong_20_Emphasis"><text:span text:style-name="T45">tweemaal het </text:span></text:span><text:span text:style-name="Strong_20_Emphasis"><text:span text:style-name="T116">wachtwoord</text:span></text:span><text:span text:style-name="Strong_20_Emphasis"><text:span text:style-name="T45"> </text:span></text:span><text:span text:style-name="Strong_20_Emphasis"><text:span text:style-name="T42">in</text:span></text:span><text:span text:style-name="Strong_20_Emphasis"><text:span text:style-name="T39">.</text:span></text:span></text:p>
          </table:table-cell>
        </table:table-row>
      </table:table>
      <text:p text:style-name="P48"><text:span text:style-name="Strong_20_Emphasis"><text:span text:style-name="T100"/></text:span></text:p>
      <text:list xml:id="list91104729009849" text:continue-numbering="true" text:style-name="L1">
        <text:list-item>
          <text:p text:style-name="P103"><text:span text:style-name="Strong_20_Emphasis"><text:span text:style-name="T127">Installatie </text:span></text:span><text:span text:style-name="Strong_20_Emphasis"><text:span text:style-name="T128">afronden</text:span></text:span></text:p>
        </text:list-item>
      </text:list>
      <text:p text:style-name="P49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2"><draw:control text:anchor-type="as-char" draw:z-index="4" draw:name="Vorm22" draw:style-name="gr2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4"><draw:control text:anchor-type="as-char" draw:z-index="16" draw:name="Vorm 1" draw:style-name="gr2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11">Volg de aanwijzingen op de </text:span></text:span><text:span text:style-name="Strong_20_Emphasis"><text:span text:style-name="T30">welkomst</text:span></text:span><text:span text:style-name="Strong_20_Emphasis"><text:span text:style-name="T31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7" draw:name="Vorm4_1" draw:style-name="gr2" draw:text-style-name="P10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4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77">pakket kz</text:span></text:span><text:span text:style-name="Strong_20_Emphasis"><text:span text:style-name="T77"><text:note text:id="ftn8" text:note-class="footnote"><text:note-citation>1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6" office:value-type="string">
            <text:p text:style-name="P88"><text:span text:style-name="Strong_20_Emphasis"><text:span text:style-name="T54">T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5"> </text:span></text:span><text:span text:style-name="Strong_20_Emphasis"><text:span text:style-name="T82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</text:span></text:span><text:span text:style-name="Strong_20_Emphasis"><text:span text:style-name="T53"><text:note text:id="ftn9" text:note-class="footnote"><text:note-citation>2</text:note-citation><text:note-body><text:p text:style-name="P27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 </text:span></text:span><text:span text:style-name="Strong_20_Emphasis"><text:span text:style-name="T82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3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54"><text:span text:style-name="T4">Typ</text:span><text:span text:style-name="Strong_20_Emphasis"><text:span text:style-name="T55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5">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7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9" office:value-type="string">
            <text:p text:style-name="P68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0" office:value-type="string">
            <text:p text:style-name="P68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6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2"><draw:control text:anchor-type="as-char" draw:z-index="5" draw:name="Vorm33" draw:style-name="gr2" draw:text-style-name="P10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2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8"><text:span text:style-name="Strong_20_Emphasis"><text:span text:style-name="T83">T</text:span></text:span><text:span text:style-name="Strong_20_Emphasis"><text:span text:style-name="T54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3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 </text:span></text:span><text:span text:style-name="Strong_20_Emphasis"><text:span text:style-name="T83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/></text:span></text:p>
          </table:table-cell>
          <table:table-cell table:style-name="_33_._5f_Installatie_5f_afronden.C15" office:value-type="string">
            <text:p text:style-name="P92"><text:span text:style-name="Strong_20_Emphasis"><text:span text:style-name="T86">Selecteer</text:span></text:span><text:span text:style-name="Strong_20_Emphasis"><text:span text:style-name="T65"> </text:span></text:span><text:span text:style-name="Strong_20_Emphasis"><text:span text:style-name="T123">3 <text:s/>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46"><text:tab/></text:span></text:span></text:p>
      <text:p text:style-name="P50"><text:span text:style-name="Strong_20_Emphasis"><text:span text:style-name="T62"><text:tab/></text:span></text:span></text:p>
      <text:list xml:id="list91105027890935" text:continue-numbering="true" text:style-name="L1">
        <text:list-item>
          <text:p text:style-name="P102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9" draw:name="Vorm36_0" draw:style-name="gr2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14" draw:name="Vorm36_ 1" draw:style-name="gr2" draw:text-style-name="P106" svg:width="0.35cm" svg:height="0.35cm" draw:control="control15"/></text:span></text:span></text:p>
          </table:table-cell>
          <table:table-cell table:style-name="Tabel2.D1" office:value-type="string">
            <text:p text:style-name="P43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50"><text:note text:id="ftn10" text:note-class="footnote"><text:note-citation>1</text:note-citation><text:note-body><text:p text:style-name="P61"><text:span text:style-name="User_20_Entry"><text:span text:style-name="T139">E</text:span></text:span><text:span text:style-name="User_20_Entry"><text:span text:style-name="T156">v</text:span></text:span><text:span text:style-name="User_20_Entry"><text:span text:style-name="T157">en</text:span></text:span><text:span text:style-name="User_20_Entry"><text:span text:style-name="T159">t</text:span></text:span><text:span text:style-name="User_20_Entry"><text:span text:style-name="T160">uele </text:span></text:span><text:span text:style-name="User_20_Entry"><text:span text:style-name="T161">extra </text:span></text:span><text:span text:style-name="Definition"><text:span text:style-name="T299">gebruiker</text:span></text:span><text:span text:style-name="User_20_Entry"><text:span text:style-name="T161">s aanmelden </text:span></text:span><text:span text:style-name="User_20_Entry"><text:span text:style-name="T162">en dezelfde stappen uitvoeren</text:span></text:span><text:span text:style-name="User_20_Entry"><text:span text:style-name="T158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9"><text:span text:style-name="Strong_20_Emphasis"><text:span text:style-name="T92"/></text:span></text:p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17" draw:name="Vorm36_ 4" draw:style-name="gr2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92"><draw:control text:anchor-type="as-char" draw:z-index="10" draw:name="Vorm36_2" draw:style-name="gr2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92"><draw:control text:anchor-type="as-char" draw:z-index="15" draw:name="Vorm36_ 2" draw:style-name="gr2" draw:text-style-name="P106" svg:width="0.35cm" svg:height="0.35cm" draw:control="control16"/></text:span></text:span></text:p>
          </table:table-cell>
          <table:table-cell table:style-name="Tabel2.D5" office:value-type="string">
            <text:p text:style-name="P42"><text:span text:style-name="Strong_20_Emphasis"><text:span text:style-name="T73">R</text:span></text:span><text:span text:style-name="Strong_20_Emphasis"><text:span text:style-name="T74">icht </text:span></text:span><text:span text:style-name="Strong_20_Emphasis"><text:span text:style-name="T75">de </text:span></text:span><text:span text:style-name="Strong_20_Emphasis"><text:span text:style-name="T79">gebruiker</text:span></text:span><text:span text:style-name="Strong_20_Emphasis"><text:span text:style-name="T74"> </text:span></text:span><text:span text:style-name="Strong_20_Emphasis"><text:span text:style-name="T76">in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46"><text:span text:style-name="Strong_20_Emphasis"><text:span text:style-name="T81">T</text:span></text:span><text:span text:style-name="Strong_20_Emphasis"><text:span text:style-name="T54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2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</text:span></text:span><text:span text:style-name="Strong_20_Emphasis"><text:span text:style-name="T53"><text:note text:id="ftn11" text:note-class="footnote"><text:note-citation>2</text:note-citation><text:note-body><text:p text:style-name="P27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 </text:span></text:span><text:span text:style-name="Strong_20_Emphasis"><text:span text:style-name="T82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7"><text:span text:style-name="Strong_20_Emphasis"><text:span text:style-name="T86">Selecteer</text:span></text:span><text:span text:style-name="Strong_20_Emphasis"><text:span text:style-name="T65"> </text:span></text:span><text:span text:style-name="Strong_20_Emphasis"><text:span text:style-name="T123">4 <text:s/></text:span></text:span><text:span text:style-name="Strong_20_Emphasis"><text:span text:style-name="T109">Gebruiker inrichten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23"/>
      <text:p text:style-name="P6"/>
      <text:p text:style-name="P66"><text:span text:style-name="T129">E</text:span><text:span text:style-name="T130">inde c</text:span><text:span text:style-name="T131">hecklist, </text:span><text:span text:style-name="T132">d</text:span><text:span text:style-name="T131">e</text:span><text:span text:style-name="T225"> installatie van </text:span><text:span text:style-name="T225"><text:user-field-get text:name="Distro">Debian</text:user-field-get></text:span><text:span text:style-name="T229"><text:s/></text:span><text:span text:style-name="T229"><text:user-field-get text:name="Version">12</text:user-field-get></text:span><text:span text:style-name="Strong_20_Emphasis"><text:span text:style-name="T227"><text:s/></text:span></text:span><text:span text:style-name="Strong_20_Emphasis"><text:span text:style-name="T231">LTS </text:span></text:span><text:span text:style-name="Strong_20_Emphasis"><text:span text:style-name="T230"><text:user-field-get text:name="Edition">Desktop</text:user-field-get></text:span></text:span><text:span text:style-name="Strong_20_Emphasis"><text:span text:style-name="T230"><text:s/></text:span></text:span><text:span text:style-name="T225">is voltooid.</text:span></text:p>
      <text:p text:style-name="P39"/>
      <text:p text:style-name="P33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5">CC0 1.0 Universeel</text:span></text:span></text:a><text:span text:style-name="Emphasis"><text:span text:style-name="T302">,</text:span></text:span><text:span text:style-name="Emphasis"><text:span text:style-name="T304"> </text:span></text:span><text:span text:style-name="Strong_20_Emphasis"><text:span text:style-name="T62"><text:user-field-get text:name="Releaseyear">2023</text:user-field-get></text:span></text:span><text:span text:style-name="Emphasis"><text:span text:style-name="T3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1-25T09:11:04.000824093">25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11:03.853174424</dc:date>
    <meta:keyword>Installatie</meta:keyword>
    <meta:keyword>Checklist</meta:keyword>
    <meta:keyword>Linux</meta:keyword>
    <meta:editing-cycles>6897</meta:editing-cycles>
    <meta:editing-duration>P12DT7H26M6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600" meta:character-count="4103" meta:non-whitespace-character-count="3541"/>
    <meta:user-defined meta:name="Info 1"/>
    <meta:user-defined meta:name="Info 2"/>
    <meta:user-defined meta:name="Info 3"/>
    <meta:user-defined meta:name="Info 4"/>
  </office:meta>
</office:document-meta>
</file>